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ORI QUISPE, JUAN ALEX</text:p>
            <text:p text:style-name="P5"><text:span text:style-name="T15">Dni</text:span><text:span text:style-name="T14">:4721356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578682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ORI QUISPE, JUAN ALEX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21356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3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9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547851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34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CARMEN VARGAS</text:span></text:p>
          </table:table-cell>
          <table:table-cell table:style-name="Tabla5.A2" office:value-type="string">
            <text:p text:style-name="P1"><text:span text:style-name="T4">POLLOS CRIOLLOS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09:3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